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406898685"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gam = 1.0, double tol = 0.1, double 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578625397"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text:soft-page-break/>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ed by the minimum potential, using a force-to-displacement conversion factor of gamma</text:p>
      <text:p text:style-name="P2"/>
      <text:p text:style-name="P2"><text:tab/><text:tab/>double calculateMinimumPotential(): calculate the minimum potential of N nodes on a unit sphere, based on the equation given in the design document</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soft-page-break/><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1"><text:span text:style-name="T2"/></text:p>
      <text:p text:style-name="P1"><text:span text:style-name="T2"><text:tab/><text:tab/>const long int DIM: the dimension of the space which the sphere inhabits, and the dimension of all SpatialVertices grown in the network</text:span></text:p>
      <text:p text:style-name="P1"><text:span text:style-name="T2"/></text:p>
      <text:p text:style-name="P1"><text:span text:style-name="T2"><text:tab/>Methods:</text:span></text:p>
      <text:p text:style-name="P1"><text:span text:style-name="T2"/></text:p>
      <text:p text:style-name="P1"><text:span text:style-name="T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span></text:p>
      <text:p text:style-name="P1"><text:span text:style-name="T2"/></text:p>
      <text:p text:style-name="P1"><text:span text:style-name="T2"><text:tab/><text:tab/>double distanceSquared(SpatialVertex* a, SpatialVertex* b): returns the square of the distance (a positive scalar) between two SpatialVertices; used in fast comparisons of distance and the distance method</text:span></text:p>
      <text:p text:style-name="P1"><text:span text:style-name="T2"/></text:p>
      <text:p text:style-name="P1"><text:span text:style-name="T2"><text:tab/><text:tab/>double distance(SpatialVertex* a, SpatialVertex* b): takes the square root of the distanceSquared method to return the actual distance (a positive scalar) between two SpatialVertices</text:span></text:p>
      <text:p text:style-name="P1"><text:span text:style-name="T2"/></text:p>
      <text:p text:style-name="P1"><text:span text:style-name="T2"><text:tab/><text:tab/>double* sumForces(SpatialVertex* node): sums the forces between one node and all others, using 1.0/r^(DIM-1) as the magnitude of the force between two nodes separated by a distance r; dynamically allocates an array which should be deleted after use</text:span></text:p>
      <text:p text:style-name="P1"><text:span text:style-name="T2"/></text:p>
      <text:p text:style-name="P1"><text:span text:style-name="T2"><text:tab/><text:tab/>void normalizeRadius(SpatialVertex* node): normalizes the radial distance of a given node to the radius of the NSphere on which it should l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9T11:04:57</dc:date>
    <meta:editing-duration>PT8H48M17S</meta:editing-duration>
    <meta:editing-cycles>122</meta:editing-cycles>
    <meta:generator>LibreOffice/3.5$Linux_x86 LibreOffice_project/350m1$Build-2</meta:generator>
    <meta:document-statistic meta:table-count="0" meta:image-count="0" meta:object-count="0" meta:page-count="7" meta:paragraph-count="108" meta:word-count="2505" meta:character-count="16715" meta:non-whitespace-character-count="14130"/>
  </office:meta>
</office:document-meta>
</file>